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żytkownicy" style:family="table">
      <style:table-properties style:width="17.014cm" fo:margin-left="-0.016cm" fo:margin-right="0cm" table:align="margins"/>
    </style:style>
    <style:style style:name="Użytkownicy.A" style:family="table-column">
      <style:table-column-properties style:column-width="3.413cm" style:rel-column-width="13146*"/>
    </style:style>
    <style:style style:name="Użytkownicy.C" style:family="table-column">
      <style:table-column-properties style:column-width="3.387cm" style:rel-column-width="13044*"/>
    </style:style>
    <style:style style:name="Użytkownicy.D" style:family="table-column">
      <style:table-column-properties style:column-width="6.802cm" style:rel-column-width="26199*"/>
    </style:style>
    <style:style style:name="Użytkownic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żytkownicy.D1" style:family="table-cell">
      <style:table-cell-properties fo:padding="0.097cm" fo:border="0.002cm solid #000000"/>
    </style:style>
    <style:style style:name="Użytkownicy.A2" style:family="table-cell">
      <style:table-cell-properties fo:padding="0.097cm" fo:border-left="0.002cm solid #000000" fo:border-right="none" fo:border-top="none" fo:border-bottom="0.002cm solid #000000"/>
    </style:style>
    <style:style style:name="Użytkownicy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rojekt dyczący sklepu budowlanego UNITEX</text:p>
      <text:p text:style-name="P2"/>
      <text:p text:style-name="P2"/>
      <text:p text:style-name="P2">Ad.1</text:p>
      <text:p text:style-name="P2">Projekt ma na celu zwiekrzenie ilości towaru poprzez zamówienia online oraz wzrost ilosci klijentów ktorzy bedą mogli zamawiać materiały przez sklep internetowy z dostawą do domu, a wiec adekwatnym wynikiem działania projektu bedzie wzrost zysków sklepu.</text:p>
      <text:p text:style-name="P2">Ad.2</text:p>
      <text:p text:style-name="P2">Administrator sklepu – zamawiający projekt</text:p>
      <text:p text:style-name="P2">Sklep budowlany UNITEX – nabywca projektu </text:p>
      <text:p text:style-name="P2">Stakeholders – pracownicy sklepu UNITEX<text:line-break/>Ad.3</text:p>
      <table:table table:name="Użytkownicy" table:style-name="Użytkownicy">
        <table:table-column table:style-name="Użytkownicy.A" table:number-columns-repeated="2"/>
        <table:table-column table:style-name="Użytkownicy.C"/>
        <table:table-column table:style-name="Użytkownicy.D"/>
        <table:table-row>
          <table:table-cell table:style-name="Użytkownicy.A1" office:value-type="string">
            <text:p text:style-name="P3">Nazwa Użytkownika</text:p>
          </table:table-cell>
          <table:table-cell table:style-name="Użytkownicy.A1" office:value-type="string">
            <text:p text:style-name="P3">Rola Użytkownika </text:p>
          </table:table-cell>
          <table:table-cell table:style-name="Użytkownicy.A1" office:value-type="string">
            <text:p text:style-name="P3">Poziom wiedzy i </text:p>
            <text:p text:style-name="P3">doświadcznie</text:p>
          </table:table-cell>
          <table:table-cell table:style-name="Użytkownicy.D1" office:value-type="string">
            <text:p text:style-name="P3">Poziom znajomosci technologi projektu</text:p>
          </table:table-cell>
        </table:table-row>
        <table:table-row>
          <table:table-cell table:style-name="Użytkownicy.A2" office:value-type="string">
            <text:p text:style-name="P3">Administrator sklepu(I rzędu)</text:p>
          </table:table-cell>
          <table:table-cell table:style-name="Użytkownicy.A2" office:value-type="string">
            <text:p text:style-name="P2">Kontrola nad projektem</text:p>
          </table:table-cell>
          <table:table-cell table:style-name="Użytkownicy.A2" office:value-type="string">
            <text:p text:style-name="P3">Mgr.inż Informatyk doś. 5lat</text:p>
          </table:table-cell>
          <table:table-cell table:style-name="Użytkownicy.D2" office:value-type="string">
            <text:p text:style-name="P3"/>
            <text:p text:style-name="P3">zaawansowana</text:p>
          </table:table-cell>
        </table:table-row>
        <table:table-row>
          <table:table-cell table:style-name="Użytkownicy.A2" office:value-type="string">
            <text:p text:style-name="P3">Sprzedawca</text:p>
            <text:p text:style-name="P3">(II rzędu)</text:p>
          </table:table-cell>
          <table:table-cell table:style-name="Użytkownicy.A2" office:value-type="string">
            <text:p text:style-name="P2">kordynacja dostaw do i ze sklepu </text:p>
          </table:table-cell>
          <table:table-cell table:style-name="Użytkownicy.A2" office:value-type="string">
            <text:p text:style-name="P3">Technik informatyk doś.2 lata</text:p>
          </table:table-cell>
          <table:table-cell table:style-name="Użytkownicy.D2" office:value-type="string">
            <text:p text:style-name="P3"/>
            <text:p text:style-name="P3">średnia</text:p>
          </table:table-cell>
        </table:table-row>
        <table:table-row>
          <table:table-cell table:style-name="Użytkownicy.A2" office:value-type="string">
            <text:p text:style-name="P3">Dostawca</text:p>
            <text:p text:style-name="P3">(III rzędu)</text:p>
          </table:table-cell>
          <table:table-cell table:style-name="Użytkownicy.A2" office:value-type="string">
            <text:p text:style-name="P3">Realizacja zamówień i dostaw</text:p>
          </table:table-cell>
          <table:table-cell table:style-name="Użytkownicy.A2" office:value-type="string">
            <text:p text:style-name="P3">Umiejętność sprawdzenia stanu zamówienia</text:p>
          </table:table-cell>
          <table:table-cell table:style-name="Użytkownicy.D2" office:value-type="string">
            <text:p text:style-name="P3"/>
            <text:p text:style-name="P3">niska</text:p>
          </table:table-cell>
        </table:table-row>
      </table:table>
      <text:p text:style-name="P2"/>
      <text:p text:style-name="P2">Ad.4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3H47M41S</meta:editing-duration>
    <meta:editing-cycles>4</meta:editing-cycles>
    <meta:generator>OpenOffice.org/3.3$Win32 OpenOffice.org_project/330m20$Build-9567</meta:generator>
    <dc:date>2013-04-21T13:34:54.74</dc:date>
    <meta:document-statistic meta:table-count="1" meta:image-count="0" meta:object-count="0" meta:page-count="1" meta:paragraph-count="27" meta:word-count="110" meta:character-count="807"/>
    <meta:user-defined meta:name="Info 1"/>
    <meta:user-defined meta:name="Info 2"/>
    <meta:user-defined meta:name="Info 3"/>
    <meta:user-defined meta:name="Info 4"/>
  </office:meta>
</office:document-meta>
</file>